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ＭＳ Ｐゴシック" svg:font-family="'ＭＳ Ｐゴシック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27cm"/>
    </style:style>
    <style:style style:name="co3" style:family="table-column">
      <style:table-column-properties fo:break-before="auto" style:column-width="9.32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ccff00" fo:border="0.002cm solid #000000" style:vertical-align="top"/>
    </style:style>
    <style:style style:name="ce2" style:family="table-cell" style:parent-style-name="Default" style:data-style-name="N36">
      <style:table-cell-properties style:vertical-align="top"/>
    </style:style>
    <style:style style:name="ce3" style:family="table-cell" style:parent-style-name="Default">
      <style:table-cell-properties fo:background-color="#ccff00"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font-name="ＭＳ Ｐゴシック" style:font-name-asian="ＭＳ Ｐゴシック" style:font-name-complex="ＭＳ Ｐゴシック"/>
    </style:style>
    <style:style style:name="ce6" style:family="table-cell" style:parent-style-name="Default" style:data-style-name="N0">
      <style:table-cell-properties style:vertical-align="top"/>
    </style:style>
    <style:style style:name="gr1" style:family="graphic">
      <style:graphic-properties draw:stroke="solid" svg:stroke-color="#000000" draw:fill="solid" draw:fill-color="#ff66cc" fo:min-height="1.996cm"/>
    </style:style>
  </office:automatic-styles>
  <office:body>
    <office:spreadsheet>
      <table:calculation-settings table:case-sensitive="false" table:automatic-find-labels="false" table:use-regular-expressions="false"/>
      <table:table table:name="変更履歴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>
            <text:p>変更日</text:p>
          </table:table-cell>
          <table:table-cell table:style-name="ce3" office:value-type="string">
            <text:p>変更者</text:p>
          </table:table-cell>
          <table:table-cell table:style-name="ce3" office:value-type="string">
            <text:p>変更箇所</text:p>
          </table:table-cell>
          <table:table-cell table:style-name="ce3" office:value-type="string">
            <text:p>変更内容</text:p>
          </table:table-cell>
        </table:table-row>
        <table:table-row table:style-name="ro1">
          <table:table-cell office:value-type="date" office:date-value="2021-07-16">
            <text:p>2021/07/16</text:p>
          </table:table-cell>
          <table:table-cell/>
          <table:table-cell office:value-type="string">
            <text:p>新規作成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3"/>
          <table:table-cell table:style-name="ce6"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概説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共通クラス共通関数については、以下パスにあるソースファイルのコメントを参照こと</text:p>
          </table:table-cell>
        </table:table-row>
        <table:table-row table:style-name="ro2">
          <table:table-cell office:value-type="string">
            <text:p>※public関数が開示している共通関数となる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>
            <draw:frame table:end-cell-address="概説.D11" table:end-x="2.001cm" table:end-y="0.181cm" draw:z-index="0" draw:style-name="gr1" svg:width="7.349cm" svg:height="1.996cm" svg:x="1.426cm" svg:y="0.444cm">
              <draw:text-box>
                <text:p>コメントで表現できないクラスや関数の仕様については、本ブックにシートを加えて記す</text:p>
              </draw:text-box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ＭＳ Ｐゴシック" svg:font-family="'ＭＳ Ｐゴシック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ffffff" fo:wrap-option="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Yu Gothic" fo:font-size="11pt" style:font-name-asian="Yu Gothic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6">2021/07/16</text:date>, <text:time>09:57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7-16T09:57:44.19</dc:date>
    <meta:editing-duration>P2DT1H51M3S</meta:editing-duration>
    <meta:editing-cycles>166</meta:editing-cycles>
    <meta:document-statistic meta:table-count="2" meta:cell-count="8" meta:object-count="1"/>
  </office:meta>
</office:document-meta>
</file>